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5.763cm" table:align="left"/>
    </style:style>
    <style:style style:name="Tableau1.A" style:family="table-column">
      <style:table-column-properties style:column-width="1.852cm"/>
    </style:style>
    <style:style style:name="Tableau1.B" style:family="table-column">
      <style:table-column-properties style:column-width="3.91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cm" fo:margin-bottom="0cm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cm" fo:margin-bottom="0cm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cm" fo:margin-bottom="0cm" style:contextual-spacing="false"/>
    </style:style>
    <style:style style:name="P47" style:family="paragraph" style:parent-style-name="Text_20_body" style:list-style-name="L24"/>
    <style:style style:name="P48" style:family="paragraph" style:parent-style-name="Text_20_body" style:list-style-name="L24">
      <style:paragraph-properties fo:margin-top="0cm" fo:margin-bottom="0cm" style:contextual-spacing="false"/>
    </style:style>
    <style:style style:name="P49" style:family="paragraph" style:parent-style-name="Text_20_body" style:list-style-name="L25"/>
    <style:style style:name="P50" style:family="paragraph" style:parent-style-name="Text_20_body" style:list-style-name="L25">
      <style:paragraph-properties fo:margin-top="0cm" fo:margin-bottom="0cm" style:contextual-spacing="false"/>
    </style:style>
    <style:style style:name="P51" style:family="paragraph" style:parent-style-name="Text_20_body" style:list-style-name="L26"/>
    <style:style style:name="P52" style:family="paragraph" style:parent-style-name="Text_20_body" style:list-style-name="L26">
      <style:paragraph-properties fo:margin-top="0cm" fo:margin-bottom="0cm" style:contextual-spacing="false"/>
    </style:style>
    <style:style style:name="P53" style:family="paragraph" style:parent-style-name="Text_20_body" style:list-style-name="L27"/>
    <style:style style:name="P54" style:family="paragraph" style:parent-style-name="Text_20_body" style:list-style-name="L27">
      <style:paragraph-properties fo:margin-top="0cm" fo:margin-bottom="0cm" style:contextual-spacing="false"/>
    </style:style>
    <style:style style:name="P55" style:family="paragraph" style:parent-style-name="Text_20_body" style:list-style-name="L28"/>
    <style:style style:name="P56" style:family="paragraph" style:parent-style-name="Text_20_body" style:list-style-name="L28">
      <style:paragraph-properties fo:margin-top="0cm" fo:margin-bottom="0cm" style:contextual-spacing="false"/>
    </style:style>
    <style:style style:name="P57" style:family="paragraph" style:parent-style-name="Text_20_body" style:list-style-name="L29"/>
    <style:style style:name="P58" style:family="paragraph" style:parent-style-name="Text_20_body" style:list-style-name="L29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24 : Parcours d’arbres, taille, hauteur, feuilles, nœuds et arbres binaires</text:h>
      <text:h text:style-name="Heading_20_2" text:outline-level="2">Place dans la progression</text:h>
      <text:p text:style-name="Text_20_body">Cette séance vient après :</text:p>
      <text:list text:style-name="L1">
        <text:list-item>
          <text:p text:style-name="P2"><text:span text:style-name="Strong_20_Emphasis">séance 23</text:span> : bases des arbres. </text:p>
        </text:list-item>
      </text:list>
      <text:p text:style-name="Text_20_body">Elle a pour but de consolider le vocabulaire déjà posé, puis d’introduire :</text:p>
      <text:list text:style-name="L2">
        <text:list-item>
          <text:p text:style-name="P4">les <text:span text:style-name="Strong_20_Emphasis">parcours d’arbres</text:span> ; </text:p>
        </text:list-item>
        <text:list-item>
          <text:p text:style-name="P4">la notion d’<text:span text:style-name="Strong_20_Emphasis">arbre binaire</text:span> ; </text:p>
        </text:list-item>
        <text:list-item>
          <text:p text:style-name="P4">des exercices plus complets sur : </text:p>
          <text:list>
            <text:list-item>
              <text:p text:style-name="P4">taille, </text:p>
            </text:list-item>
            <text:list-item>
              <text:p text:style-name="P4">hauteur, </text:p>
            </text:list-item>
            <text:list-item>
              <text:p text:style-name="P4">feuilles, </text:p>
            </text:list-item>
            <text:list-item>
              <text:p text:style-name="P4">nœuds internes, </text:p>
            </text:list-item>
            <text:list-item>
              <text:p text:style-name="P4">sous-arbres, </text:p>
            </text:list-item>
            <text:list-item>
              <text:p text:style-name="P3">ordre de visite. </text:p>
            </text:list-item>
          </text:list>
        </text:list-item>
      </text:list>
      <text:p text:style-name="Text_20_body">Cette séance prépare très bien une séance de synthèse type bac.</text:p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Comprendre et simuler les principaux <text:span text:style-name="Strong_20_Emphasis">parcours d’arbres</text:span>, consolider la lecture d’un arbre, et reconnaître un <text:span text:style-name="Strong_20_Emphasis">arbre binaire</text:span>.</text:p>
      <text:p text:style-name="Horizontal_20_Line"/>
      <text:h text:style-name="Heading_20_2" text:outline-level="2">Objectifs opérationnels</text:h>
      <text:p text:style-name="Text_20_body">À la fin de la séance, l’élève doit être capable de :</text:p>
      <text:list text:style-name="L3">
        <text:list-item>
          <text:p text:style-name="P6">retrouver la racine, les feuilles, les nœuds internes ; </text:p>
        </text:list-item>
        <text:list-item>
          <text:p text:style-name="P6">calculer la taille ; </text:p>
        </text:list-item>
        <text:list-item>
          <text:p text:style-name="P6">calculer la hauteur avec la convention choisie ; </text:p>
        </text:list-item>
        <text:list-item>
          <text:p text:style-name="P6">reconnaître un arbre binaire ; </text:p>
        </text:list-item>
        <text:list-item>
          <text:p text:style-name="P6">comprendre le principe d’un parcours d’arbre ; </text:p>
        </text:list-item>
        <text:list-item>
          <text:p text:style-name="P6">effectuer ou lire un parcours : </text:p>
          <text:list>
            <text:list-item>
              <text:p text:style-name="P6">préfixe ; </text:p>
            </text:list-item>
            <text:list-item>
              <text:p text:style-name="P6">infixe ; </text:p>
            </text:list-item>
            <text:list-item>
              <text:p text:style-name="P6">suffixe ; </text:p>
            </text:list-item>
          </text:list>
        </text:list-item>
        <text:list-item>
          <text:p text:style-name="P6"><text:soft-page-break/>justifier un ordre de visite simple ; </text:p>
        </text:list-item>
        <text:list-item>
          <text:p text:style-name="P5">répondre à des questions de type bac sur un arbre. </text:p>
        </text:list-item>
      </text:list>
      <text:p text:style-name="Horizontal_20_Line"/>
      <text:h text:style-name="Heading_20_2" text:outline-level="2">Notions travaillées</text:h>
      <text:list text:style-name="L4">
        <text:list-item>
          <text:p text:style-name="P8">arbre </text:p>
        </text:list-item>
        <text:list-item>
          <text:p text:style-name="P8">racine </text:p>
        </text:list-item>
        <text:list-item>
          <text:p text:style-name="P8">feuille </text:p>
        </text:list-item>
        <text:list-item>
          <text:p text:style-name="P8">nœud interne </text:p>
        </text:list-item>
        <text:list-item>
          <text:p text:style-name="P8">taille </text:p>
        </text:list-item>
        <text:list-item>
          <text:p text:style-name="P8">hauteur </text:p>
        </text:list-item>
        <text:list-item>
          <text:p text:style-name="P8">sous-arbre </text:p>
        </text:list-item>
        <text:list-item>
          <text:p text:style-name="P8">arbre binaire </text:p>
        </text:list-item>
        <text:list-item>
          <text:p text:style-name="P8">parcours préfixe </text:p>
        </text:list-item>
        <text:list-item>
          <text:p text:style-name="P8">parcours infixe </text:p>
        </text:list-item>
        <text:list-item>
          <text:p text:style-name="P7">parcours suffixe </text:p>
        </text:list-item>
      </text:list>
      <text:p text:style-name="Horizontal_20_Line"/>
      <text:h text:style-name="Heading_20_2" text:outline-level="2">Compétences visées</text:h>
      <text:list text:style-name="L5">
        <text:list-item>
          <text:p text:style-name="P10">lire une structure hiérarchique ; </text:p>
        </text:list-item>
        <text:list-item>
          <text:p text:style-name="P10">suivre une méthode de visite ; </text:p>
        </text:list-item>
        <text:list-item>
          <text:p text:style-name="P10">distinguer plusieurs parcours ; </text:p>
        </text:list-item>
        <text:list-item>
          <text:p text:style-name="P10">structurer un raisonnement ; </text:p>
        </text:list-item>
        <text:list-item>
          <text:p text:style-name="P10">réinvestir le vocabulaire correctement ; </text:p>
        </text:list-item>
        <text:list-item>
          <text:p text:style-name="P9">préparer les exercices de synthèse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Cette séance doit ancrer <text:span text:style-name="Strong_20_Emphasis">six idées</text:span>.</text:p>
      <text:h text:style-name="Heading_20_3" text:outline-level="3">Idée 1 — Un arbre peut être parcouru selon plusieurs ordres</text:h>
      <text:p text:style-name="Text_20_body">On ne visite pas forcément les nœuds dans le même ordre.</text:p>
      <text:p text:style-name="Horizontal_20_Line"/>
      <text:h text:style-name="Heading_20_3" text:outline-level="3">Idée 2 — Les parcours d’arbres reposent sur une règle fixe</text:h>
      <text:p text:style-name="Text_20_body">On ne visite pas “au hasard”.</text:p>
      <text:p text:style-name="Horizontal_20_Line"/>
      <text:h text:style-name="Heading_20_3" text:outline-level="3"><text:soft-page-break/>Idée 3 — Dans un arbre binaire, chaque nœud a au plus deux enfants</text:h>
      <text:p text:style-name="Text_20_body">C’est la propriété essentielle à installer.</text:p>
      <text:p text:style-name="Horizontal_20_Line"/>
      <text:h text:style-name="Heading_20_3" text:outline-level="3">Idée 4 — Le parcours préfixe visite d’abord la racine</text:h>
      <text:p text:style-name="Text_20_body">Puis les sous-arbres.</text:p>
      <text:p text:style-name="Horizontal_20_Line"/>
      <text:h text:style-name="Heading_20_3" text:outline-level="3">Idée 5 — Le parcours infixe visite entre les deux sous-arbres</text:h>
      <text:p text:style-name="Text_20_body">Il est surtout naturel dans les arbres binaires.</text:p>
      <text:p text:style-name="Horizontal_20_Line"/>
      <text:h text:style-name="Heading_20_3" text:outline-level="3">Idée 6 — Le parcours suffixe visite la racine en dernier</text:h>
      <text:p text:style-name="Text_20_body">On traite d’abord les sous-arbres.</text:p>
      <text:p text:style-name="Horizontal_20_Line"/>
      <text:h text:style-name="Heading_20_1" text:outline-level="1">2. Convention pédagogique importante</text:h>
      <text:p text:style-name="Text_20_body">Comme pour la séance précédente, il faut fixer les conventions.</text:p>
      <text:p text:style-name="Text_20_body">Je te propose de garder :</text:p>
      <text:list text:style-name="L6">
        <text:list-item>
          <text:p text:style-name="P12"><text:span text:style-name="Strong_20_Emphasis">taille</text:span> = nombre total de nœuds ; </text:p>
        </text:list-item>
        <text:list-item>
          <text:p text:style-name="P11"><text:span text:style-name="Strong_20_Emphasis">hauteur</text:span> = nombre d’arêtes du plus long chemin entre la racine et une feuille. </text:p>
        </text:list-item>
      </text:list>
      <text:p text:style-name="Text_20_body">Pour les parcours, dans le cas des arbres binaires :</text:p>
      <text:list text:style-name="L7">
        <text:list-item>
          <text:p text:style-name="P14"><text:span text:style-name="Strong_20_Emphasis">préfixe</text:span> : racine, gauche, droite </text:p>
        </text:list-item>
        <text:list-item>
          <text:p text:style-name="P14"><text:span text:style-name="Strong_20_Emphasis">infixe</text:span> : gauche, racine, droite </text:p>
        </text:list-item>
        <text:list-item>
          <text:p text:style-name="P13"><text:span text:style-name="Strong_20_Emphasis">suffixe</text:span> : gauche, droite, racine </text:p>
        </text:list-item>
      </text:list>
      <text:p text:style-name="Text_20_body">Il faut les écrire clairement au tableau et les répéter plusieurs fois.</text:p>
      <text:p text:style-name="Horizontal_20_Line"/>
      <text:h text:style-name="Heading_20_1" text:outline-level="1">3. Point pédagogique essentiel</text:h>
      <text:p text:style-name="Text_20_body">Le plus dur ici est la confusion entre les trois parcours.</text:p>
      <text:p text:style-name="Text_20_body">Les élèves mélangent vite :</text:p>
      <text:list text:style-name="L8">
        <text:list-item>
          <text:p text:style-name="P16">préfixe ; </text:p>
        </text:list-item>
        <text:list-item>
          <text:p text:style-name="P16">infixe ; </text:p>
        </text:list-item>
        <text:list-item>
          <text:p text:style-name="P15">suffixe. </text:p>
        </text:list-item>
      </text:list>
      <text:p text:style-name="Text_20_body">Il faut donc leur donner un support mnémotechnique simple :</text:p>
      <text:list text:style-name="L9">
        <text:list-item>
          <text:p text:style-name="P18"><text:span text:style-name="Strong_20_Emphasis">préfixe</text:span> : la racine <text:span text:style-name="Strong_20_Emphasis">avant</text:span> </text:p>
        </text:list-item>
        <text:list-item>
          <text:p text:style-name="P18"><text:soft-page-break/><text:span text:style-name="Strong_20_Emphasis">infixe</text:span> : la racine <text:span text:style-name="Strong_20_Emphasis">au milieu</text:span> </text:p>
        </text:list-item>
        <text:list-item>
          <text:p text:style-name="P17"><text:span text:style-name="Strong_20_Emphasis">suffixe</text:span> : la racine <text:span text:style-name="Strong_20_Emphasis">à la fin</text:span> </text:p>
        </text:list-item>
      </text:list>
      <text:p text:style-name="Text_20_body">C’est simple, efficace, et très utile.</text:p>
      <text:p text:style-name="Horizontal_20_Line"/>
      <text:h text:style-name="Heading_20_1" text:outline-level="1">4. Idée simple à faire passer</text:h>
      <text:p text:style-name="Text_20_body">Tu peux dire :</text:p>
      <text:p text:style-name="Quotations">“Un parcours, c’est une manière de visiter tous les nœuds d’un arbre dans un ordre précis.”</text:p>
      <text:p text:style-name="Text_20_body">Et pour les trois parcours :</text:p>
      <text:p text:style-name="Quotations">“Préfixe : racine d’abord.<text:line-break/>Infixe : racine au milieu.<text:line-break/>Suffixe : racine en dernier.”</text:p>
      <text:p text:style-name="Horizontal_20_Line"/>
      <text:h text:style-name="Heading_20_1" text:outline-level="1">5. Matériel</text:h>
      <text:list text:style-name="L10">
        <text:list-item>
          <text:p text:style-name="P20">vidéoprojecteur </text:p>
        </text:list-item>
        <text:list-item>
          <text:p text:style-name="P20">fiche élève </text:p>
        </text:list-item>
        <text:list-item>
          <text:p text:style-name="P20">tableau </text:p>
        </text:list-item>
        <text:list-item>
          <text:p text:style-name="P20">feutres de couleur </text:p>
        </text:list-item>
        <text:list-item>
          <text:p text:style-name="P19">éventuellement cartes-nœuds à déplacer </text:p>
        </text:list-item>
      </text:list>
      <text:p text:style-name="Horizontal_20_Line"/>
      <text:h text:style-name="Heading_20_1" text:outline-level="1">6. Déroulé détaillé — 2h</text:h>
      <text:p text:style-name="Horizontal_20_Line"/>
      <text:h text:style-name="Heading_20_2" text:outline-level="2">6.1 Réactivation — 10 min</text:h>
      <text:h text:style-name="Heading_20_3" text:outline-level="3">Objectif</text:h>
      <text:p text:style-name="Text_20_body">Réactiver la séance 23.</text:p>
      <text:h text:style-name="Heading_20_3" text:outline-level="3">Questions flash</text:h>
      <text:list text:style-name="L11">
        <text:list-item>
          <text:p text:style-name="P22">Qu’est-ce qu’une feuille ? </text:p>
        </text:list-item>
        <text:list-item>
          <text:p text:style-name="P22">Qu’est-ce que la taille d’un arbre ? </text:p>
        </text:list-item>
        <text:list-item>
          <text:p text:style-name="P22">Qu’est-ce que la hauteur ? </text:p>
        </text:list-item>
        <text:list-item>
          <text:p text:style-name="P21">Qu’est-ce qu’un sous-arbre ? </text:p>
        </text:list-item>
      </text:list>
      <text:h text:style-name="Heading_20_3" text:outline-level="3"><text:soft-page-break/>Réponses attendues</text:h>
      <text:list text:style-name="L12">
        <text:list-item>
          <text:p text:style-name="P24">un nœud sans enfant </text:p>
        </text:list-item>
        <text:list-item>
          <text:p text:style-name="P24">le nombre total de nœuds </text:p>
        </text:list-item>
        <text:list-item>
          <text:p text:style-name="P24">le nombre d’arêtes du plus long chemin entre la racine et une feuille </text:p>
        </text:list-item>
        <text:list-item>
          <text:p text:style-name="P23">un nœud et tous ses descendants </text:p>
        </text:list-item>
      </text:list>
      <text:p text:style-name="Horizontal_20_Line"/>
      <text:h text:style-name="Heading_20_2" text:outline-level="2">6.2 Introduire l’arbre binaire — 15 min</text:h>
      <text:h text:style-name="Heading_20_3" text:outline-level="3">Objectif</text:h>
      <text:p text:style-name="Text_20_body">Installer une nouvelle catégorie d’arbres.</text:p>
      <text:h text:style-name="Heading_20_3" text:outline-level="3">Définition simple</text:h>
      <text:p text:style-name="Quotations">“Un arbre binaire est un arbre dans lequel chaque nœud a au plus deux enfants.”</text:p>
      <text:h text:style-name="Heading_20_3" text:outline-level="3">Exemples</text:h>
      <text:p text:style-name="Text_20_body">Arbre binaire :</text:p>
      <text:section text:style-name="Sect1" text:name="code-block-viewer">
        <text:p text:style-name="P1"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4"/>/ \ <text:s text:c="4"/>\</text:p>
        <text:p text:style-name="Preformatted_20_Text"><text:s text:c="3"/>D <text:s text:c="2"/>E <text:s text:c="4"/>F</text:p>
      </text:section>
      <text:p text:style-name="Text_20_body">Pas arbre binaire :</text:p>
      <text:section text:style-name="Sect1" text:name="Section1">
        <text:p text:style-name="P1"><text:bookmark text:name="code-block-viewer"/><text:s text:c="8"/>A</text:p>
        <text:p text:style-name="Preformatted_20_Text"><text:s text:c="6"/>/ | \</text:p>
        <text:p text:style-name="Preformatted_20_Text"><text:s text:c="5"/>B <text:s/>C <text:s/>D</text:p>
      </text:section>
      <text:h text:style-name="Heading_20_3" text:outline-level="3">Point clé</text:h>
      <text:p text:style-name="Text_20_body">Ce n’est pas “exactement deux enfants”, mais <text:span text:style-name="Strong_20_Emphasis">au plus deux</text:span>.</text:p>
      <text:p text:style-name="Text_20_body">Donc un nœud peut avoir :</text:p>
      <text:list text:style-name="L13">
        <text:list-item>
          <text:p text:style-name="P26">0 enfant ; </text:p>
        </text:list-item>
        <text:list-item>
          <text:p text:style-name="P26">1 enfant ; </text:p>
        </text:list-item>
        <text:list-item>
          <text:p text:style-name="P25">2 enfants. </text:p>
        </text:list-item>
      </text:list>
      <text:p text:style-name="Horizontal_20_Line"/>
      <text:h text:style-name="Heading_20_2" text:outline-level="2">6.3 Support commun de la séance — 10 min</text:h>
      <text:p text:style-name="Text_20_body">On considère l’arbre binaire suivant :</text:p>
      <text:section text:style-name="Sect1" text:name="Section2">
        <text:p text:style-name="P1"><text:bookmark text:name="code-block-viewer Copie 1"/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4"/>/ \ <text:s text:c="2"/>/ \</text:p>
        <text:p text:style-name="Preformatted_20_Text"><text:s text:c="3"/>D <text:s text:c="2"/>E F <text:s text:c="2"/>G</text:p>
      </text:section>
      <text:p text:style-name="Text_20_body">Cet arbre servira à introduire les parcours.</text:p>
      <text:p text:style-name="Horizontal_20_Line"/>
      <text:h text:style-name="Heading_20_2" text:outline-level="2"><text:soft-page-break/>6.4 Découvrir le parcours préfixe — 15 min</text:h>
      <text:h text:style-name="Heading_20_3" text:outline-level="3">Objectif</text:h>
      <text:p text:style-name="Text_20_body">Comprendre la règle “racine d’abord”.</text:p>
      <text:h text:style-name="Heading_20_3" text:outline-level="3">Règle</text:h>
      <text:p text:style-name="Text_20_body"><text:span text:style-name="Strong_20_Emphasis">Préfixe = racine, gauche, droite</text:span></text:p>
      <text:h text:style-name="Heading_20_3" text:outline-level="3">Application</text:h>
      <text:p text:style-name="Text_20_body">Sur l’arbre :</text:p>
      <text:list text:style-name="L14">
        <text:list-item>
          <text:p text:style-name="P28">on visite A </text:p>
        </text:list-item>
        <text:list-item>
          <text:p text:style-name="P28">puis le sous-arbre gauche de A : </text:p>
          <text:list>
            <text:list-item>
              <text:p text:style-name="P28">B </text:p>
            </text:list-item>
            <text:list-item>
              <text:p text:style-name="P28">D </text:p>
            </text:list-item>
            <text:list-item>
              <text:p text:style-name="P28">E </text:p>
            </text:list-item>
          </text:list>
        </text:list-item>
        <text:list-item>
          <text:p text:style-name="P28">puis le sous-arbre droit de A : </text:p>
          <text:list>
            <text:list-item>
              <text:p text:style-name="P28">C </text:p>
            </text:list-item>
            <text:list-item>
              <text:p text:style-name="P28">F </text:p>
            </text:list-item>
            <text:list-item>
              <text:p text:style-name="P27">G </text:p>
            </text:list-item>
          </text:list>
        </text:list-item>
      </text:list>
      <text:h text:style-name="Heading_20_3" text:outline-level="3">Ordre obtenu</text:h>
      <text:p text:style-name="Text_20_body"><text:span text:style-name="Strong_20_Emphasis">A, B, D, E, C, F, G</text:span></text:p>
      <text:h text:style-name="Heading_20_3" text:outline-level="3">Formulation utile</text:h>
      <text:p text:style-name="Quotations">“En préfixe, la racine passe avant ses sous-arbres.”</text:p>
      <text:p text:style-name="Horizontal_20_Line"/>
      <text:h text:style-name="Heading_20_2" text:outline-level="2">6.5 Découvrir le parcours infixe — 15 min</text:h>
      <text:h text:style-name="Heading_20_3" text:outline-level="3">Objectif</text:h>
      <text:p text:style-name="Text_20_body">Comprendre la règle “racine au milieu”.</text:p>
      <text:h text:style-name="Heading_20_3" text:outline-level="3">Règle</text:h>
      <text:p text:style-name="Text_20_body"><text:span text:style-name="Strong_20_Emphasis">Infixe = gauche, racine, droite</text:span></text:p>
      <text:h text:style-name="Heading_20_3" text:outline-level="3">Application</text:h>
      <text:list text:style-name="L15">
        <text:list-item>
          <text:p text:style-name="P30">sous-arbre gauche de A : </text:p>
          <text:list>
            <text:list-item>
              <text:p text:style-name="P30">D, B, E </text:p>
            </text:list-item>
          </text:list>
        </text:list-item>
        <text:list-item>
          <text:p text:style-name="P30">puis A </text:p>
        </text:list-item>
        <text:list-item>
          <text:p text:style-name="P30">puis sous-arbre droit de A : </text:p>
          <text:list>
            <text:list-item>
              <text:p text:style-name="P29">F, C, G </text:p>
            </text:list-item>
          </text:list>
        </text:list-item>
      </text:list>
      <text:h text:style-name="Heading_20_3" text:outline-level="3"><text:soft-page-break/>Ordre obtenu</text:h>
      <text:p text:style-name="Text_20_body"><text:span text:style-name="Strong_20_Emphasis">D, B, E, A, F, C, G</text:span></text:p>
      <text:h text:style-name="Heading_20_3" text:outline-level="3">Formulation utile</text:h>
      <text:p text:style-name="Quotations">“En infixe, la racine est entre le parcours du sous-arbre gauche et celui du sous-arbre droit.”</text:p>
      <text:p text:style-name="Horizontal_20_Line"/>
      <text:h text:style-name="Heading_20_2" text:outline-level="2">6.6 Découvrir le parcours suffixe — 15 min</text:h>
      <text:h text:style-name="Heading_20_3" text:outline-level="3">Objectif</text:h>
      <text:p text:style-name="Text_20_body">Comprendre la règle “racine en dernier”.</text:p>
      <text:h text:style-name="Heading_20_3" text:outline-level="3">Règle</text:h>
      <text:p text:style-name="Text_20_body"><text:span text:style-name="Strong_20_Emphasis">Suffixe = gauche, droite, racine</text:span></text:p>
      <text:h text:style-name="Heading_20_3" text:outline-level="3">Application</text:h>
      <text:list text:style-name="L16">
        <text:list-item>
          <text:p text:style-name="P32">sous-arbre gauche : </text:p>
          <text:list>
            <text:list-item>
              <text:p text:style-name="P32">D, E, B </text:p>
            </text:list-item>
          </text:list>
        </text:list-item>
        <text:list-item>
          <text:p text:style-name="P32">sous-arbre droit : </text:p>
          <text:list>
            <text:list-item>
              <text:p text:style-name="P32">F, G, C </text:p>
            </text:list-item>
          </text:list>
        </text:list-item>
        <text:list-item>
          <text:p text:style-name="P31">puis A </text:p>
        </text:list-item>
      </text:list>
      <text:h text:style-name="Heading_20_3" text:outline-level="3">Ordre obtenu</text:h>
      <text:p text:style-name="Text_20_body"><text:span text:style-name="Strong_20_Emphasis">D, E, B, F, G, C, A</text:span></text:p>
      <text:h text:style-name="Heading_20_3" text:outline-level="3">Formulation utile</text:h>
      <text:p text:style-name="Quotations">“En suffixe, la racine vient après les sous-arbres.”</text:p>
      <text:p text:style-name="Horizontal_20_Line"/>
      <text:h text:style-name="Heading_20_2" text:outline-level="2">6.7 Comparer les trois parcours — 10 min</text:h>
      <text:h text:style-name="Heading_20_3" text:outline-level="3">Objectif</text:h>
      <text:p text:style-name="Text_20_body">Fixer les différences.</text:p>
      <text:h text:style-name="Heading_20_3" text:outline-level="3">Tableau récapitulatif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Parcours</text:p>
            </table:table-cell>
            <table:table-cell table:style-name="Tableau1.A1" office:value-type="string">
              <text:p text:style-name="Table_20_Heading">Règle</text:p>
            </table:table-cell>
          </table:table-row>
        </table:table-header-rows>
        <table:table-row>
          <table:table-cell table:style-name="Tableau1.A1" office:value-type="string">
            <text:p text:style-name="Table_20_Contents">Préfixe</text:p>
          </table:table-cell>
          <table:table-cell table:style-name="Tableau1.A1" office:value-type="string">
            <text:p text:style-name="Table_20_Contents">racine, gauche, droite</text:p>
          </table:table-cell>
        </table:table-row>
        <table:table-row>
          <table:table-cell table:style-name="Tableau1.A1" office:value-type="string">
            <text:p text:style-name="Table_20_Contents">Infixe</text:p>
          </table:table-cell>
          <table:table-cell table:style-name="Tableau1.A1" office:value-type="string">
            <text:p text:style-name="Table_20_Contents">gauche, racine, droite</text:p>
          </table:table-cell>
        </table:table-row>
        <table:table-row>
          <table:table-cell table:style-name="Tableau1.A1" office:value-type="string">
            <text:p text:style-name="Table_20_Contents">Suffixe</text:p>
          </table:table-cell>
          <table:table-cell table:style-name="Tableau1.A1" office:value-type="string">
            <text:p text:style-name="Table_20_Contents">gauche, droite, racine</text:p>
          </table:table-cell>
        </table:table-row>
      </table:table>
      <text:h text:style-name="Heading_20_3" text:outline-level="3"><text:soft-page-break/>Question</text:h>
      <text:p text:style-name="Text_20_body">Qu’est-ce qui change entre les trois parcours ?</text:p>
      <text:p text:style-name="Text_20_body">Réponse :<text:line-break/>La place de la racine dans l’ordre de visite.</text:p>
      <text:p text:style-name="Horizontal_20_Line"/>
      <text:h text:style-name="Heading_20_2" text:outline-level="2">6.8 Réinvestir taille, hauteur, feuilles et nœuds internes — 15 min</text:h>
      <text:h text:style-name="Heading_20_3" text:outline-level="3">Objectif</text:h>
      <text:p text:style-name="Text_20_body">Consolider les notions vues en séance 23.</text:p>
      <text:p text:style-name="Text_20_body">Sur l’arbre d’exemple :</text:p>
      <text:section text:style-name="Sect1" text:name="Section3">
        <text:p text:style-name="P1"><text:bookmark text:name="code-block-viewer Copie 2"/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4"/>/ \ <text:s text:c="2"/>/ \</text:p>
        <text:p text:style-name="Preformatted_20_Text"><text:s text:c="3"/>D <text:s text:c="2"/>E F <text:s text:c="2"/>G</text:p>
      </text:section>
      <text:h text:style-name="Heading_20_3" text:outline-level="3">Questions</text:h>
      <text:list text:style-name="L17">
        <text:list-item>
          <text:p text:style-name="P34">Quelle est la racine ? </text:p>
        </text:list-item>
        <text:list-item>
          <text:p text:style-name="P34">Quelles sont les feuilles ? </text:p>
        </text:list-item>
        <text:list-item>
          <text:p text:style-name="P34">Quels sont les nœuds internes ? </text:p>
        </text:list-item>
        <text:list-item>
          <text:p text:style-name="P34">Quelle est la taille ? </text:p>
        </text:list-item>
        <text:list-item>
          <text:p text:style-name="P33">Quelle est la hauteur ? </text:p>
        </text:list-item>
      </text:list>
      <text:h text:style-name="Heading_20_3" text:outline-level="3">Réponses attendues</text:h>
      <text:list text:style-name="L18">
        <text:list-item>
          <text:p text:style-name="P36">A </text:p>
        </text:list-item>
        <text:list-item>
          <text:p text:style-name="P36">D, E, F, G </text:p>
        </text:list-item>
        <text:list-item>
          <text:p text:style-name="P36">A, B, C </text:p>
        </text:list-item>
        <text:list-item>
          <text:p text:style-name="P36">7 </text:p>
        </text:list-item>
        <text:list-item>
          <text:p text:style-name="P35">2 </text:p>
        </text:list-item>
      </text:list>
      <text:p text:style-name="Horizontal_20_Line"/>
      <text:h text:style-name="Heading_20_2" text:outline-level="2">6.9 Activité collective guidée — 20 min</text:h>
      <text:p text:style-name="Text_20_body">On considère l’arbre :</text:p>
      <text:section text:style-name="Sect1" text:name="Section4">
        <text:p text:style-name="P1"><text:bookmark text:name="code-block-viewer Copie 3"/><text:s text:c="10"/>M</text:p>
        <text:p text:style-name="Preformatted_20_Text"><text:s text:c="8"/>/ <text:s text:c="2"/>\</text:p>
        <text:p text:style-name="Preformatted_20_Text"><text:s text:c="7"/>N <text:s text:c="4"/>O</text:p>
        <text:p text:style-name="Preformatted_20_Text"><text:s text:c="6"/>/ <text:s text:c="4"/>/ \</text:p>
        <text:p text:style-name="Preformatted_20_Text"><text:s text:c="5"/>P <text:s text:c="4"/>Q <text:s text:c="2"/>R</text:p>
        <text:p text:style-name="Preformatted_20_Text"><text:s text:c="14"/>/</text:p>
        <text:p text:style-name="Preformatted_20_Text"><text:s text:c="13"/>S</text:p>
      </text:section>
      <text:h text:style-name="Heading_20_3" text:outline-level="3">Questions</text:h>
      <text:list text:style-name="L19">
        <text:list-item>
          <text:p text:style-name="P38">Cet arbre est-il binaire ? </text:p>
        </text:list-item>
        <text:list-item>
          <text:p text:style-name="P38"><text:soft-page-break/>Quelles sont les feuilles ? </text:p>
        </text:list-item>
        <text:list-item>
          <text:p text:style-name="P38">Quelle est la taille ? </text:p>
        </text:list-item>
        <text:list-item>
          <text:p text:style-name="P38">Quelle est la hauteur ? </text:p>
        </text:list-item>
        <text:list-item>
          <text:p text:style-name="P38">Donner le parcours préfixe. </text:p>
        </text:list-item>
        <text:list-item>
          <text:p text:style-name="P38">Donner le parcours infixe. </text:p>
        </text:list-item>
        <text:list-item>
          <text:p text:style-name="P37">Donner le parcours suffixe. </text:p>
        </text:list-item>
      </text:list>
      <text:h text:style-name="Heading_20_3" text:outline-level="3">Réponses attendues</text:h>
      <text:list text:style-name="L20">
        <text:list-item>
          <text:p text:style-name="P40">oui </text:p>
        </text:list-item>
        <text:list-item>
          <text:p text:style-name="P40">P, Q, S </text:p>
        </text:list-item>
        <text:list-item>
          <text:p text:style-name="P40">7 </text:p>
        </text:list-item>
        <text:list-item>
          <text:p text:style-name="P40">3 </text:p>
        </text:list-item>
        <text:list-item>
          <text:p text:style-name="P40">M, N, P, O, Q, R, S </text:p>
        </text:list-item>
        <text:list-item>
          <text:p text:style-name="P40">P, N, M, Q, O, S, R </text:p>
        </text:list-item>
        <text:list-item>
          <text:p text:style-name="P39">P, N, Q, S, R, O, M </text:p>
        </text:list-item>
      </text:list>
      <text:p text:style-name="Horizontal_20_Line"/>
      <text:h text:style-name="Heading_20_2" text:outline-level="2">6.10 Entraînement guidé — 10 min</text:h>
      <text:h text:style-name="Heading_20_3" text:outline-level="3">Exercice 1</text:h>
      <text:p text:style-name="Text_20_body">Qu’est-ce qu’un arbre binaire ?</text:p>
      <text:p text:style-name="Text_20_body">Réponse :<text:line-break/>Un arbre dans lequel chaque nœud a au plus deux enfants.</text:p>
      <text:h text:style-name="Heading_20_3" text:outline-level="3">Exercice 2</text:h>
      <text:p text:style-name="Text_20_body">Dans quel parcours la racine est-elle visitée en premier ?</text:p>
      <text:p text:style-name="Text_20_body">Réponse :<text:line-break/>Le parcours préfixe.</text:p>
      <text:h text:style-name="Heading_20_3" text:outline-level="3">Exercice 3</text:h>
      <text:p text:style-name="Text_20_body">Dans quel parcours la racine est-elle visitée en dernier ?</text:p>
      <text:p text:style-name="Text_20_body">Réponse :<text:line-break/>Le parcours suffixe.</text:p>
      <text:h text:style-name="Heading_20_3" text:outline-level="3">Exercice 4</text:h>
      <text:p text:style-name="Text_20_body">Dans quel parcours la racine est-elle au milieu ?</text:p>
      <text:p text:style-name="Text_20_body">Réponse :<text:line-break/>Le parcours infixe.</text:p>
      <text:p text:style-name="Horizontal_20_Line"/>
      <text:h text:style-name="Heading_20_2" text:outline-level="2"><text:soft-page-break/>6.11 Petit exercice type bac très guidé — 20 min</text:h>
      <text:h text:style-name="Heading_20_3" text:outline-level="3">Énoncé</text:h>
      <text:p text:style-name="Text_20_body">On considère l’arbre binaire suivant :</text:p>
      <text:section text:style-name="Sect1" text:name="Section5">
        <text:p text:style-name="P1"><text:bookmark text:name="code-block-viewer Copie 4"/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6"/>\ <text:s text:c="2"/>/ \</text:p>
        <text:p text:style-name="Preformatted_20_Text"><text:s text:c="7"/>D E <text:s text:c="2"/>F</text:p>
      </text:section>
      <text:h text:style-name="Heading_20_3" text:outline-level="3">Questions</text:h>
      <text:list text:style-name="L21">
        <text:list-item>
          <text:p text:style-name="P42">Cet arbre est-il binaire ? </text:p>
        </text:list-item>
        <text:list-item>
          <text:p text:style-name="P42">Quelles sont les feuilles ? </text:p>
        </text:list-item>
        <text:list-item>
          <text:p text:style-name="P42">Quelle est la taille de l’arbre ? </text:p>
        </text:list-item>
        <text:list-item>
          <text:p text:style-name="P42">Quelle est la hauteur de l’arbre ? </text:p>
        </text:list-item>
        <text:list-item>
          <text:p text:style-name="P42">Donner le parcours préfixe. </text:p>
        </text:list-item>
        <text:list-item>
          <text:p text:style-name="P42">Donner le parcours infixe. </text:p>
        </text:list-item>
        <text:list-item>
          <text:p text:style-name="P41">Donner le parcours suffixe. </text:p>
        </text:list-item>
      </text:list>
      <text:h text:style-name="Heading_20_3" text:outline-level="3">Corrigé attendu</text:h>
      <text:list text:style-name="L22">
        <text:list-item>
          <text:p text:style-name="P44">oui </text:p>
        </text:list-item>
        <text:list-item>
          <text:p text:style-name="P44">D, E, F </text:p>
        </text:list-item>
        <text:list-item>
          <text:p text:style-name="P44">6 </text:p>
        </text:list-item>
        <text:list-item>
          <text:p text:style-name="P44">2 </text:p>
        </text:list-item>
        <text:list-item>
          <text:p text:style-name="P44">A, B, D, C, E, F </text:p>
        </text:list-item>
        <text:list-item>
          <text:p text:style-name="P44">B, D, A, E, C, F </text:p>
        </text:list-item>
        <text:list-item>
          <text:p text:style-name="P43">D, B, E, F, C, A </text:p>
        </text:list-item>
      </text:list>
      <text:p text:style-name="Horizontal_20_Line"/>
      <text:h text:style-name="Heading_20_2" text:outline-level="2">6.12 Bilan de fin de séance — 10 min</text:h>
      <text:h text:style-name="Heading_20_3" text:outline-level="3">À faire compléter</text:h>
      <text:list text:style-name="L23">
        <text:list-item>
          <text:p text:style-name="P46">Un arbre binaire est... </text:p>
        </text:list-item>
        <text:list-item>
          <text:p text:style-name="P46">En préfixe, la racine est... </text:p>
        </text:list-item>
        <text:list-item>
          <text:p text:style-name="P46">En infixe, la racine est... </text:p>
        </text:list-item>
        <text:list-item>
          <text:p text:style-name="P46">En suffixe, la racine est... </text:p>
        </text:list-item>
        <text:list-item>
          <text:p text:style-name="P46">La taille correspond à... </text:p>
        </text:list-item>
        <text:list-item>
          <text:p text:style-name="P45">La hauteur correspond à... </text:p>
        </text:list-item>
      </text:list>
      <text:h text:style-name="Heading_20_3" text:outline-level="3">Réponses attendues</text:h>
      <text:list text:style-name="L24">
        <text:list-item>
          <text:p text:style-name="P48">un arbre où chaque nœud a au plus deux enfants ; </text:p>
        </text:list-item>
        <text:list-item>
          <text:p text:style-name="P48">en premier ; </text:p>
        </text:list-item>
        <text:list-item>
          <text:p text:style-name="P48">au milieu ; </text:p>
        </text:list-item>
        <text:list-item>
          <text:p text:style-name="P48">en dernier ; </text:p>
        </text:list-item>
        <text:list-item>
          <text:p text:style-name="P48">nombre total de nœuds ; </text:p>
        </text:list-item>
        <text:list-item>
          <text:p text:style-name="P47"><text:soft-page-break/>nombre d’arêtes du plus long chemin entre la racine et une feuille. </text:p>
        </text:list-item>
      </text:list>
      <text:p text:style-name="Horizontal_20_Line"/>
      <text:h text:style-name="Heading_20_1" text:outline-level="1">7. Trace écrite très courte</text:h>
      <text:h text:style-name="Heading_20_3" text:outline-level="3">À retenir</text:h>
      <text:list text:style-name="L25">
        <text:list-item>
          <text:p text:style-name="P50">Un arbre binaire est un arbre dont chaque nœud a au plus deux enfants. </text:p>
        </text:list-item>
        <text:list-item>
          <text:p text:style-name="P50"><text:span text:style-name="Strong_20_Emphasis">Préfixe</text:span> : racine, gauche, droite </text:p>
        </text:list-item>
        <text:list-item>
          <text:p text:style-name="P50"><text:span text:style-name="Strong_20_Emphasis">Infixe</text:span> : gauche, racine, droite </text:p>
        </text:list-item>
        <text:list-item>
          <text:p text:style-name="P50"><text:span text:style-name="Strong_20_Emphasis">Suffixe</text:span> : gauche, droite, racine </text:p>
        </text:list-item>
        <text:list-item>
          <text:p text:style-name="P50">La <text:span text:style-name="Strong_20_Emphasis">taille</text:span> est le nombre total de nœuds. </text:p>
        </text:list-item>
        <text:list-item>
          <text:p text:style-name="P49">La <text:span text:style-name="Strong_20_Emphasis">hauteur</text:span> est, ici, le nombre d’arêtes du plus long chemin entre la racine et une feuille. </text:p>
        </text:list-item>
      </text:list>
      <text:h text:style-name="Heading_20_3" text:outline-level="3">Formules utiles</text:h>
      <text:p text:style-name="Quotations"><text:span text:style-name="Strong_20_Emphasis">préfixe = racine d’abord</text:span><text:line-break/><text:span text:style-name="Strong_20_Emphasis">infixe = racine au milieu</text:span><text:line-break/><text:span text:style-name="Strong_20_Emphasis">suffixe = racine à la fin</text:span></text:p>
      <text:p text:style-name="Horizontal_20_Line"/>
      <text:h text:style-name="Heading_20_1" text:outline-level="1">8. Différenciation élèves fragiles</text:h>
      <text:p text:style-name="Text_20_body">Prévoir :</text:p>
      <text:list text:style-name="L26">
        <text:list-item>
          <text:p text:style-name="P52">beaucoup d’arbres petits ; </text:p>
        </text:list-item>
        <text:list-item>
          <text:p text:style-name="P52">des parcours d’abord sur des arbres parfaitement équilibrés ; </text:p>
        </text:list-item>
        <text:list-item>
          <text:p text:style-name="P52">un code couleur : </text:p>
          <text:list>
            <text:list-item>
              <text:p text:style-name="P52">racine en bleu ; </text:p>
            </text:list-item>
            <text:list-item>
              <text:p text:style-name="P52">sous-arbre gauche en vert ; </text:p>
            </text:list-item>
            <text:list-item>
              <text:p text:style-name="P52">sous-arbre droit en orange ; </text:p>
            </text:list-item>
          </text:list>
        </text:list-item>
        <text:list-item>
          <text:p text:style-name="P51">faire réciter les règles avant de les appliquer. </text:p>
        </text:list-item>
      </text:list>
      <text:p text:style-name="Text_20_body">Astuce très utile :<text:line-break/>faire souligner la racine dans chaque réponse :</text:p>
      <text:list text:style-name="L27">
        <text:list-item>
          <text:p text:style-name="P54">préfixe : en premier ; </text:p>
        </text:list-item>
        <text:list-item>
          <text:p text:style-name="P54">infixe : au milieu ; </text:p>
        </text:list-item>
        <text:list-item>
          <text:p text:style-name="P53">suffixe : en dernier. </text:p>
        </text:list-item>
      </text:list>
      <text:p text:style-name="Horizontal_20_Line"/>
      <text:h text:style-name="Heading_20_1" text:outline-level="1">9. Erreurs fréquentes à surveiller</text:h>
      <text:list text:style-name="L28">
        <text:list-item>
          <text:p text:style-name="P56">croire qu’un arbre binaire impose exactement deux enfants ; </text:p>
        </text:list-item>
        <text:list-item>
          <text:p text:style-name="P56">mélanger préfixe, infixe et suffixe ; </text:p>
        </text:list-item>
        <text:list-item>
          <text:p text:style-name="P56">oublier un nœud dans un parcours ; </text:p>
        </text:list-item>
        <text:list-item>
          <text:p text:style-name="P56"><text:soft-page-break/>compter les nœuds au lieu des arêtes pour la hauteur ; </text:p>
        </text:list-item>
        <text:list-item>
          <text:p text:style-name="P56">oublier qu’une feuille peut être à gauche ou à droite ; </text:p>
        </text:list-item>
        <text:list-item>
          <text:p text:style-name="P55">confondre taille et hauteur. </text:p>
        </text:list-item>
      </text:list>
      <text:p text:style-name="Horizontal_20_Line"/>
      <text:h text:style-name="Heading_20_1" text:outline-level="1">10. Ce qu’il faut absolument réussir</text:h>
      <text:p text:style-name="Text_20_body">Si, en fin de séance, les élèves savent :</text:p>
      <text:list text:style-name="L29">
        <text:list-item>
          <text:p text:style-name="P58">reconnaître un arbre binaire ; </text:p>
        </text:list-item>
        <text:list-item>
          <text:p text:style-name="P58">retrouver feuilles, nœuds internes, taille et hauteur ; </text:p>
        </text:list-item>
        <text:list-item>
          <text:p text:style-name="P58">donner un parcours préfixe, infixe et suffixe simple ; </text:p>
        </text:list-item>
        <text:list-item>
          <text:p text:style-name="P57">justifier la place de la racine dans chaque parcours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4:55:38.922419600</meta:creation-date>
    <dc:date>2026-04-20T14:55:51.931910125</dc:date>
    <meta:editing-duration>PT13S</meta:editing-duration>
    <meta:editing-cycles>1</meta:editing-cycles>
    <meta:document-statistic meta:table-count="1" meta:image-count="0" meta:object-count="0" meta:page-count="12" meta:paragraph-count="341" meta:word-count="1761" meta:character-count="9261" meta:non-whitespace-character-count="7562"/>
    <meta:generator>LibreOffice/24.2.7.2$Linux_X86_64 LibreOffice_project/420$Build-2</meta:generator>
  </office:meta>
</office:document-meta>
</file>